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fdfdffdfdf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56:38.529666167</meta:creation-date>
    <dc:date>2020-06-05T10:56:58.20583577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2.2$Linux_X86_64 LibreOffice_project/40$Build-2</meta:generator>
  </office:meta>
</office:document-meta>
</file>